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0.06pt solid #000000" fo:padding-top="0.049cm" fo:padding-bottom="0.049cm" fo:padding-left="0.049cm" fo:padding-right="2.05cm" style:shadow="none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2:21:24</dc:date>
    <dc:creator>artur 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